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dy de perturbat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table:style-name="ce1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2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.11" calcext:value-type="float">
            <text:p>0.11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I10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I11]" office:value-type="float" office:value="0.025" calcext:value-type="float">
            <text:p>0.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1*[.I12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0.001*[.I13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I14]" office:value-type="float" office:value="0.00025" calcext:value-type="float">
            <text:p>0.0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I15]" office:value-type="float" office:value="0.0025" calcext:value-type="float">
            <text:p>0.00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0.25" calcext:value-type="float">
            <text:p>0.25</text:p>
          </table:table-cell>
          <table:table-cell table:number-columns-repeated="3"/>
          <table:table-cell table:formula="of:=[.I18]" office:value-type="float" office:value="0.25" calcext:value-type="float">
            <text:p>0.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  <table:table-cell office:value-type="float" office:value="0.001" calcext:value-type="float">
            <text:p>0.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4"/>
          <table:table-cell office:value-type="float" office:value="0.001" calcext:value-type="float">
            <text:p>0.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3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date" office:date-value="2017-06-23" calcext:value-type="date">
            <text:p>23/06/17</text:p>
          </table:table-cell>
          <table:table-cell office:value-type="string" calcext:value-type="string">
            <text:p>randtry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date" office:date-value="2017-06-26" calcext:value-type="date">
            <text:p>26/06/17</text:p>
          </table:table-cell>
          <table:table-cell office:value-type="string" calcext:value-type="string">
            <text:p>essai1 avec GMRES solveru</text:p>
          </table:table-cell>
          <table:table-cell table:number-columns-repeated="11"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pas d’arret mais plus de valeu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ssai1 avec defaultsolver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date" office:date-value="2017-06-27" calcext:value-type="date">
            <text:p>27/06/17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date" office:date-value="2017-06-28" calcext:value-type="date">
            <text:p>28/06/17</text:p>
          </table:table-cell>
          <table:table-cell office:value-type="string" calcext:value-type="string">
            <text:p>sim2dk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does not wor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ssai1</text:p>
          </table:table-cell>
          <table:table-cell office:value-type="string" calcext:value-type="string">
            <text:p>sans cond de la f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début à 0,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ébut à 0,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617" calcext:value-type="float">
            <text:p>300617</text:p>
          </table:table-cell>
          <table:table-cell office:value-type="string" calcext:value-type="string">
            <text:p>sim3006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717" calcext:value-type="float">
            <text:p>40717</text:p>
          </table:table-cell>
          <table:table-cell office:value-type="string" calcext:value-type="string">
            <text:p>sim040717</text:p>
          </table:table-cell>
          <table:table-cell table:number-columns-repeated="14"/>
          <table:table-cell office:value-type="float" office:value="0.25" calcext:value-type="float">
            <text:p>0.25</text:p>
          </table:table-cell>
          <table:table-cell office:value-type="string" calcext:value-type="string">
            <text:p>Time : 80195.56;268069.87;44178.0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rret a 50 en deplacement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office:value-type="string" calcext:value-type="string">
            <text:p>coupee manuellement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717" calcext:value-type="float">
            <text:p>50717</text:p>
          </table:table-cell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im2Dact05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im52</text:p>
          </table:table-cell>
          <table:table-cell office:value-type="string" calcext:value-type="string">
            <text:p>no perturbatio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yed flat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sinus beginning sin(12y)</text:p>
          </table:table-cell>
          <table:table-cell table:number-columns-repeated="14"/>
          <table:table-cell office:value-type="string" calcext:value-type="string">
            <text:p>Factor singular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ow perturbation sinus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im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im2D1107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im5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im52 avec sin 3y</text:p>
          </table:table-cell>
          <table:table-cell table:number-columns-repeated="14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sim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im53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2:14:44.133194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7-14T16:01:57.344284502</dc:date>
    <meta:editing-duration>P2DT21H24M46S</meta:editing-duration>
    <meta:editing-cycles>20</meta:editing-cycles>
    <meta:generator>LibreOffice/5.1.6.2$Linux_X86_64 LibreOffice_project/10m0$Build-2</meta:generator>
    <meta:document-statistic meta:table-count="1" meta:cell-count="643" meta:object-count="0"/>
  </office:meta>
</office:document-meta>
</file>